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fo:line-height="138%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220f" officeooo:paragraph-rsid="0004220f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00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220f" officeooo:paragraph-rsid="0004220f" style:text-blinking="false" fo:background-color="#ffff00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999999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999999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officeooo:rsid="00055c3b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7979792" text:style-name="L1">
        <text:list-item>
          <text:p text:style-name="P1"><text:bookmark text:name="docs-internal-guid-b5338c26-7fff-e17b-2130-686c0ac2a4a5"/>Ufu Feedback</text:p>
          <text:list>
            <text:list-item>
              <text:p text:style-name="P5">Page 6 - could use an animation of the flowchart</text:p>
            </text:list-item>
            <text:list-item>
              <text:p text:style-name="P5">Page 8 - literature critique, could use some citations/images of relevant texts</text:p>
            </text:list-item>
            <text:list-item>
              <text:p text:style-name="P5">Include citation or a screenshot of your journal article when referenced</text:p>
            </text:list-item>
            <text:list-item>
              <text:p text:style-name="P2">Distill background &amp; literature critique much more into a few points &amp; citations or images</text:p>
            </text:list-item>
            <text:list-item>
              <text:p text:style-name="P5">Slide 27 - animation</text:p>
            </text:list-item>
            <text:list-item>
              <text:p text:style-name="P5">Slide 39 could be visual (or placed in the framework of EVDT for familiarity)</text:p>
            </text:list-item>
            <text:list-item>
              <text:p text:style-name="P8">Again slide 42 - animation</text:p>
            </text:list-item>
            <text:list-item>
              <text:p text:style-name="P7"><text:span text:style-name="T4">Slide 44 - animation</text:span></text:p>
            </text:list-item>
            <text:list-item>
              <text:p text:style-name="P5">At the end, articulate how you distinguish from SERVIR/other frameworks/models? (Given that both case studies were with govts)</text:p>
            </text:list-item>
            <text:list-item>
              <text:p text:style-name="P8">When sharing stakeholder analysis, if you have specific quotes that could help crystallize/clarify data needs</text:p>
            </text:list-item>
            <text:list-item>
              <text:p text:style-name="P5">Consider what is in core slides vs backup slides</text:p>
            </text:list-item>
            <text:list-item>
              <text:p text:style-name="P4"><text:span text:style-name="T1">With the EVDT case studies, rather than explaining the full methods, perhaps think about pulling out key parts that </text:span><text:span text:style-name="T2">directly</text:span><text:span text:style-name="T1"> point to/address some of the critiques</text:span></text:p>
            </text:list-item>
          </text:list>
        </text:list-item>
        <text:list-item>
          <text:p text:style-name="P2">Jackie</text:p>
          <text:list>
            <text:list-item>
              <text:p text:style-name="P5">Refer to Slide 19, how those connected to the EVDT framework or the case studies</text:p>
            </text:list-item>
          </text:list>
        </text:list-item>
        <text:list-item>
          <text:p text:style-name="P2">Kate</text:p>
          <text:list>
            <text:list-item>
              <text:p text:style-name="P5">At the beginning, encourages including more of the background / foundational fields, even a single chart about how you think about them</text:p>
            </text:list-item>
            <text:list-item>
              <text:p text:style-name="P5">At the end of each section, having a slide connecting back to exactly what contribution was provided, connection to the broader academic literature. Try to remind people as an anchor</text:p>
            </text:list-item>
          </text:list>
        </text:list-item>
        <text:list-item>
          <text:p text:style-name="P3">Jose</text:p>
          <text:list>
            <text:list-item>
              <text:p text:style-name="P6">Add accuracy assessments, and/or cross-validatio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6:45:26.913799119</meta:creation-date>
    <dc:date>2023-04-10T10:54:54.454837303</dc:date>
    <meta:editing-duration>PT31M3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0" meta:word-count="240" meta:character-count="1370" meta:non-whitespace-character-count="1170"/>
  </office:meta>
</office:document-meta>
</file>